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6000003C90D83016EDFAC6D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8.715cm" svg:height="20.096cm" draw:z-index="0"><draw:image xlink:href="Pictures/10000001000004E6000003C90D83016EDFAC6D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5:49:57.063458661</meta:creation-date>
    <dc:date>2023-10-21T15:50:49.754069692</dc:date>
    <meta:editing-duration>PT5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